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1cm"/>
    </style:style>
    <style:style style:name="co2" style:family="table-column">
      <style:table-column-properties fo:break-before="auto" style:column-width="32.68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00"/>
      <style:text-properties fo:color="#000000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ffff00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b4c7dc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3"/>
        <table:table-column table:style-name="co2" table:default-cell-style-name="ce4"/>
        <table:table-row table:style-name="ro1">
          <table:table-cell table:style-name="ce1" office:value-type="string" calcext:value-type="string" table:number-columns-spanned="2" table:number-rows-spanned="1">
            <text:p>MUNDO 8</text:p>
          </table:table-cell>
          <table:covered-table-cell/>
        </table:table-row>
        <table:table-row table:style-name="ro1">
          <table:table-cell table:style-name="ce2" office:value-type="string" calcext:value-type="string">
            <text:p>Corrida</text:p>
          </table:table-cell>
          <table:table-cell office:value-type="string" calcext:value-type="string">
            <text:p>Frenó STOP antes de llegar al carro azul, esquivó por la izquierda y luego retornó al carril derec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renó STOP antes de llegar al carro azul, esquivó por la izquierda y luego retornó al carril derech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renó STOP antes de llegar al carro azul, esquivó por la izquierda y luego retornó al carril derech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enó STOP antes de llegar al carro azul, esquivó por la izquierda y luego retornó al carril derech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renó STOP antes de llegar al carro azul, esquivó por la izquierda y luego retornó al carril derech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renó STOP antes de llegar al carro azul, esquivó por la izquierda y luego retornó al carril derecho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Choca con carro azu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renó STOP antes de llegar al carro azul, esquivó por la izquierda y luego retornó al carril derech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renó STOP antes de llegar al carro azul, esquivó por la izquierda y luego retornó al carril derech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renó STOP antes de llegar al carro azul, esquivó por la izquierda y luego retornó al carril derecho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Choca con carro azul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office:value-type="string" calcext:value-type="string">
            <text:p>Choca con carro azu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renó STOP antes de llegar al carro azul, esquivó por la izquierda y luego retornó al carril derecho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 office:value-type="string" calcext:value-type="string">
            <text:p>Choca con carro azu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renó STOP antes de llegar al carro azul, esquivó por la izquierda y luego retornó al carril derecho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7" office:value-type="string" calcext:value-type="string">
            <text:p>Empezó mucho después que el carro plateado y al llegar al carro azul lo esquiva sin detenerse y luego cambia a su carril derecho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renó STOP antes de llegar al carro azul, esquivó por la izquierda y luego retornó al carril derecho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renó STOP antes de llegar al carro azul, esquivó por la izquierda y luego retornó al carril derecho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renó STOP antes de llegar al carro azul, esquivó por la izquierda y luego retornó al carril derecho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6" office:value-type="string" calcext:value-type="string">
            <text:p>Choque con carro azul, no frenó STOP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renó STOP antes de llegar al carro azul, esquivó por la izquierda y luego retornó al carril derecho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renó STOP antes de llegar al carro azul, esquivó por la izquierda y luego retornó al carril derecho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7" office:value-type="string" calcext:value-type="string">
            <text:p>Esquivó por la derecha y le ganó al carro plateado sin cambiar de carri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renó STOP antes de llegar al carro azul, esquivó por la izquierda y luego retornó al carril derecho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renó STOP antes de llegar al carro azul, esquivó por la izquierda y luego retornó al carril derecho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Frenó STOP antes de llegar al carro azul, esquivó por la izquierda y luego retornó al carril derecho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renó STOP antes de llegar al carro azul, esquivó por la izquierda y luego retornó al carril derecho</text:p>
          </table:table-cell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6" office:value-type="string" calcext:value-type="string">
            <text:p>choque con carro azul, se paró, luego siguió y chocó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renó STOP antes de llegar al carro azul, esquivó por la izquierda y luego retornó al carril derecho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renó STOP antes de llegar al carro azul, esquivó por la izquierda y luego retornó al carril derecho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renó STOP antes de llegar al carro azul, esquivó por la izquierda y luego retornó al carril derech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14T19:01:46.336739248</meta:creation-date>
    <dc:date>2025-03-14T19:12:34.907943317</dc:date>
    <meta:editing-duration>PT28S</meta:editing-duration>
    <meta:editing-cycles>1</meta:editing-cycles>
    <meta:document-statistic meta:table-count="1" meta:cell-count="63" meta:object-count="0"/>
    <meta:generator>LibreOffice/6.4.7.2$Linux_X86_64 LibreOffice_project/40$Build-2</meta:generator>
  </office:meta>
</office:document-meta>
</file>